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4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75.74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48.37mm"/>
    </style:style>
    <style:style style:name="co7" style:family="table-column">
      <style:table-column-properties fo:break-before="auto" style:column-width="50.85mm"/>
    </style:style>
    <style:style style:name="co8" style:family="table-column">
      <style:table-column-properties fo:break-before="auto" style:column-width="7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  <table:table-cell/>
          <table:table-cell office:value-type="string" calcext:value-type="string">
            <text:p>tutti i Delta</text:p>
          </table:table-cell>
          <table:table-cell office:value-type="string" calcext:value-type="string">
            <text:p>Delta medio</text:p>
          </table:table-cell>
          <table:table-cell office:value-type="string" calcext:value-type="string">
            <text:p>sigma_Delta</text:p>
          </table:table-cell>
          <table:table-cell office:value-type="string" calcext:value-type="string">
            <text:p>Delta medio -2*sigma_Delta</text:p>
          </table:table-cell>
          <table:table-cell office:value-type="string" calcext:value-type="string">
            <text:p>Delta medio +2*sigma_Delta</text:p>
          </table:table-cell>
          <table:table-cell office:value-type="string" calcext:value-type="string">
            <text:p>Delta tenuti</text:p>
          </table:table-cell>
          <table:table-cell office:value-type="string" calcext:value-type="string">
            <text:p>Commento</text:p>
          </table:table-cell>
        </table:table-row>
        <table:table-row table:style-name="ro1">
          <table:table-cell office:value-type="float" office:value="295.366875" calcext:value-type="float">
            <text:p>295,366875</text:p>
          </table:table-cell>
          <table:table-cell office:value-type="float" office:value="276.063392307693" calcext:value-type="float">
            <text:p>276,0633923077</text:p>
          </table:table-cell>
          <table:table-cell office:value-type="float" office:value="174.40130417557" calcext:value-type="float">
            <text:p>174,4013041756</text:p>
          </table:table-cell>
          <table:table-cell table:formula="of:=[.B2]-2*[.C2]" office:value-type="float" office:value="-72.739216043447" calcext:value-type="float">
            <text:p>-72,7392160434</text:p>
          </table:table-cell>
          <table:table-cell table:formula="of:=[.B2]+2*[.C2]" office:value-type="float" office:value="624.866000658833" calcext:value-type="float">
            <text:p>624,8660006588</text:p>
          </table:table-cell>
          <table:table-cell office:value-type="float" office:value="295.366875" calcext:value-type="float">
            <text:p>295,366875</text:p>
          </table:table-cell>
          <table:table-cell office:value-type="string" calcext:value-type="string">
            <text:p>Ho tolto dati che non stavano fuori dal 2 sigma</text:p>
          </table:table-cell>
          <table:table-cell/>
          <table:table-cell office:value-type="float" office:value="4650.436275" calcext:value-type="float">
            <text:p>4650,436275</text:p>
          </table:table-cell>
          <table:table-cell office:value-type="float" office:value="4473.79786973684" calcext:value-type="float">
            <text:p>4473,7978697368</text:p>
          </table:table-cell>
          <table:table-cell office:value-type="float" office:value="154.428525294887" calcext:value-type="float">
            <text:p>154,4285252949</text:p>
          </table:table-cell>
          <table:table-cell table:formula="of:=[.J2]-2*[.K2]" office:value-type="float" office:value="4164.94081914707" calcext:value-type="float">
            <text:p>4164,9408191471</text:p>
          </table:table-cell>
          <table:table-cell table:formula="of:=[.J2]+2*[.K2]" office:value-type="float" office:value="4782.65492032661" calcext:value-type="float">
            <text:p>4782,6549203266</text:p>
          </table:table-cell>
          <table:table-cell office:value-type="float" office:value="4650.436275" calcext:value-type="float">
            <text:p>4650,436275</text:p>
          </table:table-cell>
          <table:table-cell office:value-type="string" calcext:value-type="string">
            <text:p>Ho tenuto dati che stavano fuori dal 2 sigma</text:p>
          </table:table-cell>
        </table:table-row>
        <table:table-row table:style-name="ro1">
          <table:table-cell office:value-type="float" office:value="292.3828875" calcext:value-type="float">
            <text:p>292,3828875</text:p>
          </table:table-cell>
          <table:table-cell table:number-columns-repeated="4"/>
          <table:table-cell office:value-type="float" office:value="292.3828875" calcext:value-type="float">
            <text:p>292,3828875</text:p>
          </table:table-cell>
          <table:table-cell table:number-columns-repeated="2"/>
          <table:table-cell office:value-type="float" office:value="4564.710525" calcext:value-type="float">
            <text:p>4564,710525</text:p>
          </table:table-cell>
          <table:table-cell table:number-columns-repeated="4"/>
          <table:table-cell office:value-type="float" office:value="4564.710525" calcext:value-type="float">
            <text:p>4564,710525</text:p>
          </table:table-cell>
          <table:table-cell/>
        </table:table-row>
        <table:table-row table:style-name="ro1">
          <table:table-cell office:value-type="float" office:value="275.80215" calcext:value-type="float">
            <text:p>275,80215</text:p>
          </table:table-cell>
          <table:table-cell table:number-columns-repeated="4"/>
          <table:table-cell office:value-type="float" office:value="275.80215" calcext:value-type="float">
            <text:p>275,80215</text:p>
          </table:table-cell>
          <table:table-cell table:number-columns-repeated="2"/>
          <table:table-cell office:value-type="float" office:value="4295.824575" calcext:value-type="float">
            <text:p>4295,824575</text:p>
          </table:table-cell>
          <table:table-cell table:number-columns-repeated="4"/>
          <table:table-cell office:value-type="float" office:value="4295.824575" calcext:value-type="float">
            <text:p>4295,824575</text:p>
          </table:table-cell>
          <table:table-cell/>
        </table:table-row>
        <table:table-row table:style-name="ro1">
          <table:table-cell office:value-type="float" office:value="277.454250000001" calcext:value-type="float">
            <text:p>277,45425</text:p>
          </table:table-cell>
          <table:table-cell table:number-columns-repeated="4"/>
          <table:table-cell office:value-type="float" office:value="277.454250000001" calcext:value-type="float">
            <text:p>277,45425</text:p>
          </table:table-cell>
          <table:table-cell table:number-columns-repeated="2"/>
          <table:table-cell office:value-type="float" office:value="4418.56200000001" calcext:value-type="float">
            <text:p>4418,562</text:p>
          </table:table-cell>
          <table:table-cell table:number-columns-repeated="4"/>
          <table:table-cell office:value-type="float" office:value="4418.56200000001" calcext:value-type="float">
            <text:p>4418,562</text:p>
          </table:table-cell>
          <table:table-cell/>
        </table:table-row>
        <table:table-row table:style-name="ro1">
          <table:table-cell office:value-type="float" office:value="260.5175625" calcext:value-type="float">
            <text:p>260,5175625</text:p>
          </table:table-cell>
          <table:table-cell table:number-columns-repeated="4"/>
          <table:table-cell office:value-type="float" office:value="260.5175625" calcext:value-type="float">
            <text:p>260,5175625</text:p>
          </table:table-cell>
          <table:table-cell table:number-columns-repeated="2"/>
          <table:table-cell office:value-type="float" office:value="4291.30102499999" calcext:value-type="float">
            <text:p>4291,301025</text:p>
          </table:table-cell>
          <table:table-cell table:number-columns-repeated="4"/>
          <table:table-cell office:value-type="float" office:value="4291.30102499999" calcext:value-type="float">
            <text:p>4291,301025</text:p>
          </table:table-cell>
          <table:table-cell/>
        </table:table-row>
        <table:table-row table:style-name="ro1">
          <table:table-cell office:value-type="float" office:value="238.467075" calcext:value-type="float">
            <text:p>238,467075</text:p>
          </table:table-cell>
          <table:table-cell table:number-columns-repeated="4"/>
          <table:table-cell office:value-type="float" office:value="238.467075" calcext:value-type="float">
            <text:p>238,467075</text:p>
          </table:table-cell>
          <table:table-cell table:number-columns-repeated="2"/>
          <table:table-cell office:value-type="float" office:value="4626.564375" calcext:value-type="float">
            <text:p>4626,564375</text:p>
          </table:table-cell>
          <table:table-cell table:number-columns-repeated="4"/>
          <table:table-cell office:value-type="float" office:value="4626.564375" calcext:value-type="float">
            <text:p>4626,564375</text:p>
          </table:table-cell>
          <table:table-cell/>
        </table:table-row>
        <table:table-row table:style-name="ro1">
          <table:table-cell office:value-type="float" office:value="9.93419999999924" calcext:value-type="float">
            <text:p>9,9342</text:p>
          </table:table-cell>
          <table:table-cell table:number-columns-repeated="7"/>
          <table:table-cell office:value-type="float" office:value="4432.064625" calcext:value-type="float">
            <text:p>4432,064625</text:p>
          </table:table-cell>
          <table:table-cell table:number-columns-repeated="4"/>
          <table:table-cell office:value-type="float" office:value="4432.064625" calcext:value-type="float">
            <text:p>4432,064625</text:p>
          </table:table-cell>
          <table:table-cell/>
        </table:table-row>
        <table:table-row table:style-name="ro1">
          <table:table-cell office:value-type="float" office:value="2.14040000000114" calcext:value-type="float">
            <text:p>2,1404</text:p>
          </table:table-cell>
          <table:table-cell table:number-columns-repeated="7"/>
          <table:table-cell office:value-type="float" office:value="4309.041375" calcext:value-type="float">
            <text:p>4309,041375</text:p>
          </table:table-cell>
          <table:table-cell table:number-columns-repeated="4"/>
          <table:table-cell office:value-type="float" office:value="4309.041375" calcext:value-type="float">
            <text:p>4309,041375</text:p>
          </table:table-cell>
          <table:table-cell/>
        </table:table-row>
        <table:table-row table:style-name="ro1">
          <table:table-cell office:value-type="float" office:value="83.5065000000031" calcext:value-type="float">
            <text:p>83,5065</text:p>
          </table:table-cell>
          <table:table-cell table:number-columns-repeated="7"/>
          <table:table-cell office:value-type="float" office:value="4283.0685" calcext:value-type="float">
            <text:p>4283,0685</text:p>
          </table:table-cell>
          <table:table-cell table:number-columns-repeated="4"/>
          <table:table-cell office:value-type="float" office:value="4283.0685" calcext:value-type="float">
            <text:p>4283,0685</text:p>
          </table:table-cell>
          <table:table-cell/>
        </table:table-row>
        <table:table-row table:style-name="ro1">
          <table:table-cell office:value-type="float" office:value="368.2544" calcext:value-type="float">
            <text:p>368,2544</text:p>
          </table:table-cell>
          <table:table-cell table:number-columns-repeated="7"/>
          <table:table-cell office:value-type="float" office:value="4114.89712499999" calcext:value-type="float">
            <text:p>4114,897125</text:p>
          </table:table-cell>
          <table:table-cell table:number-columns-repeated="4"/>
          <table:table-cell office:value-type="float" office:value="4114.89712499999" calcext:value-type="float">
            <text:p>4114,897125</text:p>
          </table:table-cell>
          <table:table-cell/>
        </table:table-row>
        <table:table-row table:style-name="ro1">
          <table:table-cell office:value-type="float" office:value="621.6358" calcext:value-type="float">
            <text:p>621,6358</text:p>
          </table:table-cell>
          <table:table-cell table:number-columns-repeated="7"/>
          <table:table-cell office:value-type="float" office:value="4524.715575" calcext:value-type="float">
            <text:p>4524,715575</text:p>
          </table:table-cell>
          <table:table-cell table:number-columns-repeated="4"/>
          <table:table-cell office:value-type="float" office:value="4524.715575" calcext:value-type="float">
            <text:p>4524,715575</text:p>
          </table:table-cell>
          <table:table-cell/>
        </table:table-row>
        <table:table-row table:style-name="ro1">
          <table:table-cell office:value-type="float" office:value="390.426849999999" calcext:value-type="float">
            <text:p>390,42685</text:p>
          </table:table-cell>
          <table:table-cell table:number-columns-repeated="7"/>
          <table:table-cell office:value-type="float" office:value="4455.476025" calcext:value-type="float">
            <text:p>4455,476025</text:p>
          </table:table-cell>
          <table:table-cell table:number-columns-repeated="4"/>
          <table:table-cell office:value-type="float" office:value="4455.476025" calcext:value-type="float">
            <text:p>4455,476025</text:p>
          </table:table-cell>
          <table:table-cell/>
        </table:table-row>
        <table:table-row table:style-name="ro1">
          <table:table-cell office:value-type="float" office:value="472.93515" calcext:value-type="float">
            <text:p>472,93515</text:p>
          </table:table-cell>
          <table:table-cell table:number-columns-repeated="7"/>
          <table:table-cell office:value-type="float" office:value="4524.644075" calcext:value-type="float">
            <text:p>4524,644075</text:p>
          </table:table-cell>
          <table:table-cell table:number-columns-repeated="4"/>
          <table:table-cell office:value-type="float" office:value="4524.644075" calcext:value-type="float">
            <text:p>4524,6440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535.124075" calcext:value-type="float">
            <text:p>4535,124075</text:p>
          </table:table-cell>
          <table:table-cell table:number-columns-repeated="4"/>
          <table:table-cell office:value-type="float" office:value="4535.124075" calcext:value-type="float">
            <text:p>4535,1240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665.079975" calcext:value-type="float">
            <text:p>4665,079975</text:p>
          </table:table-cell>
          <table:table-cell table:number-columns-repeated="4"/>
          <table:table-cell office:value-type="float" office:value="4665.079975" calcext:value-type="float">
            <text:p>4665,0799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607.714475" calcext:value-type="float">
            <text:p>4607,714475</text:p>
          </table:table-cell>
          <table:table-cell table:number-columns-repeated="4"/>
          <table:table-cell office:value-type="float" office:value="4607.714475" calcext:value-type="float">
            <text:p>4607,7144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592.126875" calcext:value-type="float">
            <text:p>4592,126875</text:p>
          </table:table-cell>
          <table:table-cell table:number-columns-repeated="4"/>
          <table:table-cell office:value-type="float" office:value="4592.126875" calcext:value-type="float">
            <text:p>4592,12687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474.037925" calcext:value-type="float">
            <text:p>4474,037925</text:p>
          </table:table-cell>
          <table:table-cell table:number-columns-repeated="4"/>
          <table:table-cell office:value-type="float" office:value="4474.037925" calcext:value-type="float">
            <text:p>4474,0379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636.770125" calcext:value-type="float">
            <text:p>4636,770125</text:p>
          </table:table-cell>
          <table:table-cell table:number-columns-repeated="4"/>
          <table:table-cell office:value-type="float" office:value="4636.770125" calcext:value-type="float">
            <text:p>4636,7701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time-style style:name="N10118" number:language="it" number:country="IT">
      <number:hours/>
      <number:text>:</number:text>
      <number:minutes number:style="long"/>
      <number:text> </number:text>
      <number:am-pm/>
    </number:time-style>
    <number:time-style style:name="N10119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</number:time-style>
    <number:time-style style:name="N10121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2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6:42:43.900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6:08:21.996000000</meta:creation-date>
    <meta:generator>LibreOffice/5.1.3.2$Windows_x86 LibreOffice_project/644e4637d1d8544fd9f56425bd6cec110e49301b</meta:generator>
    <dc:date>2019-02-20T16:46:00.216000000</dc:date>
    <meta:editing-duration>PT11M24S</meta:editing-duration>
    <meta:editing-cycles>4</meta:editing-cycles>
    <meta:document-statistic meta:table-count="1" meta:cell-count="81" meta:object-count="0"/>
  </office:meta>
</office:document-meta>
</file>